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150000027D578D2775.png" manifest:media-type="image/png"/>
  <manifest:file-entry manifest:full-path="Pictures/10000201000005150000027D4CEE154A.png" manifest:media-type="image/png"/>
  <manifest:file-entry manifest:full-path="Pictures/10000201000005150000027DAB2E1FEF.png" manifest:media-type="image/png"/>
  <manifest:file-entry manifest:full-path="Pictures/10000201000005150000027D5B9FA972.png" manifest:media-type="image/png"/>
  <manifest:file-entry manifest:full-path="Pictures/10000201000005150000027D6CBD5728.png" manifest:media-type="image/png"/>
  <manifest:file-entry manifest:full-path="Pictures/10000201000005150000027D854D0503.png" manifest:media-type="image/png"/>
  <manifest:file-entry manifest:full-path="Pictures/10000201000005150000027DEF3E96EA.png" manifest:media-type="image/png"/>
  <manifest:file-entry manifest:full-path="Pictures/10000201000005150000027D31FCBED3.png" manifest:media-type="image/png"/>
  <manifest:file-entry manifest:full-path="Pictures/1000020100000515000002AB437CCCE8.png" manifest:media-type="image/png"/>
  <manifest:file-entry manifest:full-path="Pictures/10000201000005150000027D15789748.png" manifest:media-type="image/png"/>
  <manifest:file-entry manifest:full-path="Pictures/10000201000005150000027DCAD5FDCE.png" manifest:media-type="image/png"/>
  <manifest:file-entry manifest:full-path="Pictures/10000201000005150000027D4220F7F3.png" manifest:media-type="image/png"/>
  <manifest:file-entry manifest:full-path="Pictures/10000201000005150000027D3C75CA8C.png" manifest:media-type="image/png"/>
  <manifest:file-entry manifest:full-path="Pictures/10000201000005150000027DC3D70FC2.png" manifest:media-type="image/png"/>
  <manifest:file-entry manifest:full-path="Pictures/10000201000005150000027D137F4FB1.png" manifest:media-type="image/png"/>
  <manifest:file-entry manifest:full-path="Pictures/10000201000005150000027D9C3FE23E.png" manifest:media-type="image/png"/>
  <manifest:file-entry manifest:full-path="Pictures/10000201000005150000027DE14504BE.png" manifest:media-type="image/png"/>
  <manifest:file-entry manifest:full-path="Pictures/10000201000005150000027D616DD3BE.png" manifest:media-type="image/png"/>
  <manifest:file-entry manifest:full-path="Pictures/1000020100000515000002AB8EFDE2FD.png" manifest:media-type="image/png"/>
  <manifest:file-entry manifest:full-path="Pictures/10000201000005150000027D62CBC102.png" manifest:media-type="image/png"/>
  <manifest:file-entry manifest:full-path="Pictures/10000201000005150000027DFD3FE0CC.png" manifest:media-type="image/png"/>
  <manifest:file-entry manifest:full-path="Pictures/10000201000005150000027DA58375F9.png" manifest:media-type="image/png"/>
  <manifest:file-entry manifest:full-path="Pictures/10000201000005150000027DF4AB4DB2.png" manifest:media-type="image/png"/>
  <manifest:file-entry manifest:full-path="Pictures/10000201000005150000027DA22A57C4.png" manifest:media-type="image/png"/>
  <manifest:file-entry manifest:full-path="Pictures/10000201000005150000027D316B52CC.png" manifest:media-type="image/png"/>
  <manifest:file-entry manifest:full-path="Pictures/10000201000005150000027DADAF5CA5.png" manifest:media-type="image/png"/>
  <manifest:file-entry manifest:full-path="Pictures/10000201000005150000027D1074E4F5.png" manifest:media-type="image/png"/>
  <manifest:file-entry manifest:full-path="Pictures/1000020100000515000002AB49168BB8.png" manifest:media-type="image/png"/>
  <manifest:file-entry manifest:full-path="Pictures/10000201000005150000027DB48B564F.png" manifest:media-type="image/png"/>
  <manifest:file-entry manifest:full-path="Pictures/10000201000005150000027D95185433.png" manifest:media-type="image/png"/>
  <manifest:file-entry manifest:full-path="Pictures/10000201000005150000027D816A84EC.png" manifest:media-type="image/png"/>
  <manifest:file-entry manifest:full-path="Pictures/1000020100000515000002ABEFC00D0D.png" manifest:media-type="image/png"/>
  <manifest:file-entry manifest:full-path="Pictures/10000201000005150000027DF30173EE.png" manifest:media-type="image/png"/>
  <manifest:file-entry manifest:full-path="Pictures/10000201000005150000027D87654924.png" manifest:media-type="image/png"/>
  <manifest:file-entry manifest:full-path="Pictures/10000201000005150000027DF8E43DC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cm" svg:height="14.699cm" svg:x="0cm" svg:y="3.15cm">
          <draw:image xlink:href="Pictures/1000020100000515000002AB8EFDE2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157897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F8E43D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876549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616DD3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cm" svg:height="14.699cm" svg:x="0cm" svg:y="3.15cm">
          <draw:image xlink:href="Pictures/1000020100000515000002ABEFC00D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A58375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816A8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951854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B48B56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EF3E96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8cm" svg:height="14.699cm" svg:x="0cm" svg:y="3.15cm">
          <draw:image xlink:href="Pictures/1000020100000515000002AB49168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F4AB4D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A22A57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1074E4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62CBC1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FD3FE0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F3017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9C3FE2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E14504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6CBD57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4220F7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137F4F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CAD5FD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854D05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3C75CA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5B9FA9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31FCBE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ADAF5C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AB2E1F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C3D70F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4CEE15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578D27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" draw:text-style-name="P1" draw:layer="layout" svg:width="28cm" svg:height="13.709cm" svg:x="0cm" svg:y="3.645cm">
          <draw:image xlink:href="Pictures/10000201000005150000027D316B52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" draw:text-style-name="P1" draw:layer="layout" svg:width="28cm" svg:height="14.699cm" svg:x="0cm" svg:y="3.15cm">
          <draw:image xlink:href="Pictures/1000020100000515000002AB437CCC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02:10:21.461728265</meta:creation-date>
    <dc:date>2014-08-22T02:12:55.755224076</dc:date>
    <meta:editing-duration>P0D</meta:editing-duration>
    <meta:editing-cycles>1</meta:editing-cycles>
    <meta:document-statistic meta:object-count="126"/>
    <meta:generator>LibreOffice/4.2.4.2$Linux_x86 LibreOffice_project/420m0$Build-2</meta:generator>
  </office:meta>
</office:document-meta>
</file>